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fo:color="#3d85c6" loext:opacity="100%" style:font-name="Sorts Mill Goudy" fo:font-size="12pt" fo:language="en" fo:country="US" officeooo:rsid="004264a6" officeooo:paragraph-rsid="004264a6" style:letter-kerning="false" style:font-name-asian="Sorts Mill Goudy1" style:font-size-asian="12pt" style:language-asian="zh" style:country-asian="CN" style:font-name-complex="Sorts Mill Goudy1" style:font-size-complex="12pt" style:language-complex="hi" style:country-complex="IN"/>
    </style:style>
    <style:style style:name="P5" style:family="paragraph" style:parent-style-name="Exalted">
      <style:paragraph-properties fo:margin-top="0in" fo:margin-bottom="0in" style:contextual-spacing="false" fo:line-height="100%" fo:text-align="start" style:justify-single-word="false"/>
      <style:text-properties fo:language="en" fo:country="US" officeooo:paragraph-rsid="004264a6"/>
    </style:style>
    <style:style style:name="P6"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264a6" officeooo:paragraph-rsid="004264a6"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7"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4629d" officeooo:paragraph-rsid="0044629d"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f3c46" officeooo:paragraph-rsid="004f3c46"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04bedd2" officeooo:paragraph-rsid="004264a6"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10" style:family="paragraph" style:parent-style-name="Exalted">
      <style:text-properties officeooo:paragraph-rsid="002d5b45"/>
    </style:style>
    <style:style style:name="P11" style:family="paragraph" style:parent-style-name="Exalted">
      <style:text-properties style:use-window-font-color="true" loext:opacity="0%" style:font-name="Times New Roman" fo:font-size="10pt" fo:language="en" fo:country="US" fo:font-style="normal" fo:font-weight="normal" officeooo:rsid="0049e62f" officeooo:paragraph-rsid="0049e62f"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12" style:family="paragraph" style:parent-style-name="Exalted">
      <style:text-properties officeooo:paragraph-rsid="004ee210"/>
    </style:style>
    <style:style style:name="P13" style:family="paragraph" style:parent-style-name="Heading_20_2">
      <style:text-properties fo:color="#0b5394" loext:opacity="100%" style:font-name="Envision Roman1" fo:font-size="18pt" fo:language="en" fo:country="US" officeooo:rsid="004264a6" officeooo:paragraph-rsid="004264a6" style:letter-kerning="false" style:font-name-asian="Modern Antiqua1" style:font-size-asian="18pt" style:language-asian="zh" style:country-asian="CN" style:font-name-complex="Modern Antiqua1" style:font-size-complex="18pt" style:language-complex="hi" style:country-complex="IN"/>
    </style:style>
    <style:style style:name="P14" style:family="paragraph" style:parent-style-name="Heading_20_2">
      <style:paragraph-properties fo:break-before="page"/>
      <style:text-properties fo:color="#0b5394" loext:opacity="100%" style:font-name="Envision Roman1" fo:font-size="18pt" fo:language="en" fo:country="US" officeooo:rsid="003f8950" officeooo:paragraph-rsid="003f8950" style:letter-kerning="false" style:font-name-asian="Modern Antiqua1" style:font-size-asian="18pt" style:language-asian="zh" style:country-asian="CN" style:font-name-complex="Modern Antiqua1" style:font-size-complex="18pt" style:language-complex="hi" style:country-complex="IN"/>
    </style:style>
    <style:style style:name="P15" style:family="paragraph" style:parent-style-name="Heading_20_3">
      <style:text-properties fo:color="#3d85c6" loext:opacity="100%" style:font-name="Goudy" fo:font-size="12pt" fo:language="en" fo:country="US" officeooo:rsid="0049e62f" officeooo:paragraph-rsid="0049e62f" style:letter-kerning="false" style:font-name-asian="Modern Antiqua1" style:font-size-asian="12pt" style:language-asian="zh" style:country-asian="CN" style:font-name-complex="Modern Antiqua1" style:font-size-complex="12pt" style:language-complex="hi" style:country-complex="IN"/>
    </style:style>
    <style:style style:name="P16" style:family="paragraph" style:parent-style-name="Heading_20_3">
      <style:text-properties fo:color="#3d85c6" loext:opacity="100%" style:font-name="Goudy" fo:font-size="12pt" fo:language="en" fo:country="US" officeooo:rsid="004bedd2" officeooo:paragraph-rsid="004bedd2" style:letter-kerning="false" style:font-name-asian="Modern Antiqua1" style:font-size-asian="12pt" style:language-asian="zh" style:country-asian="CN" style:font-name-complex="Modern Antiqua1" style:font-size-complex="12pt" style:language-complex="hi" style:country-complex="IN"/>
    </style:style>
    <style:style style:name="P17" style:family="paragraph" style:parent-style-name="Heading_20_3">
      <style:text-properties fo:color="#3d85c6" loext:opacity="100%" style:font-name="Goudy" fo:font-size="12pt" fo:language="en" fo:country="US" officeooo:rsid="004f3c46" officeooo:paragraph-rsid="004f3c46" style:letter-kerning="false" style:font-name-asian="Modern Antiqua1" style:font-size-asian="12pt" style:language-asian="zh" style:country-asian="CN" style:font-name-complex="Modern Antiqua1" style:font-size-complex="12pt" style:language-complex="hi" style:country-complex="IN"/>
    </style:style>
    <style:style style:name="P18"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19" style:family="paragraph" style:parent-style-name="Exalted">
      <style:text-properties style:use-window-font-color="true" loext:opacity="0%" style:font-name="Times New Roman" fo:font-size="10pt" fo:language="en" fo:country="US" fo:font-style="normal" fo:font-weight="normal" officeooo:rsid="0049e62f" officeooo:paragraph-rsid="0049e62f"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20" style:family="paragraph" style:parent-style-name="Exalted">
      <style:text-properties style:use-window-font-color="true" loext:opacity="0%" style:font-name="Times New Roman" fo:font-size="10pt" fo:language="en" fo:country="US" fo:font-style="normal" fo:font-weight="normal" officeooo:rsid="0049e62f" officeooo:paragraph-rsid="005a2f97"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21" style:family="paragraph" style:parent-style-name="Exalted">
      <style:text-properties style:use-window-font-color="true" loext:opacity="0%" style:font-name="Times New Roman" fo:font-size="10pt" fo:language="en" fo:country="US" fo:font-style="normal" fo:font-weight="normal" officeooo:rsid="00562c6f" officeooo:paragraph-rsid="00562c6f"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22" style:family="paragraph" style:parent-style-name="Exalted">
      <style:text-properties style:use-window-font-color="true" loext:opacity="0%" style:font-name="Times New Roman" fo:font-size="10pt" fo:language="en" fo:country="US" fo:font-style="normal" fo:font-weight="normal" officeooo:rsid="005a2f97" officeooo:paragraph-rsid="005a2f97"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23" style:family="paragraph" style:parent-style-name="Exalted">
      <style:text-properties style:use-window-font-color="true" loext:opacity="0%" style:font-name="Times New Roman" fo:font-size="10pt" fo:language="en" fo:country="US" fo:font-style="normal" fo:font-weight="normal" officeooo:rsid="005a7d75" officeooo:paragraph-rsid="005a7d75"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24" style:family="paragraph" style:parent-style-name="Exalted">
      <style:text-properties officeooo:paragraph-rsid="004bedd2"/>
    </style:style>
    <style:style style:name="P25" style:family="paragraph" style:parent-style-name="Exalted">
      <style:text-properties fo:language="en" fo:country="US" officeooo:paragraph-rsid="00562c6f"/>
    </style:style>
    <style:style style:name="P26" style:family="paragraph" style:parent-style-name="Exalted">
      <style:text-properties officeooo:paragraph-rsid="005a2f97"/>
    </style:style>
    <style:style style:name="P27" style:family="paragraph" style:parent-style-name="Exalted">
      <style:text-properties fo:font-variant="normal" fo:text-transform="none" style:use-window-font-color="true" loext:opacity="0%" style:text-line-through-style="none" style:text-line-through-type="none" style:font-name="Times New Roman" fo:font-size="10pt" fo:language="en" fo:country="US" fo:font-style="normal" style:text-underline-style="none" fo:font-weight="normal" officeooo:rsid="0049e62f" officeooo:paragraph-rsid="005a2f97" style:letter-kerning="false" style:text-blinking="false" fo:background-color="transparent"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P28" style:family="paragraph" style:parent-style-name="Exalted">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paragraph-rsid="005a2f97" style:text-blinking="false" fo:background-color="transparent"/>
    </style:style>
    <style:style style:name="P29" style:family="paragraph" style:parent-style-name="Exalted">
      <style:text-properties officeooo:paragraph-rsid="005a7d75"/>
    </style:style>
    <style:style style:name="P30" style:family="paragraph" style:parent-style-name="Heading_20_10">
      <style:paragraph-properties fo:break-before="column"/>
      <style:text-properties fo:language="en" fo:country="US" officeooo:paragraph-rsid="004ee210"/>
    </style:style>
    <style:style style:name="P31" style:family="paragraph" style:parent-style-name="Heading_20_3">
      <style:text-properties fo:color="#3d85c6" loext:opacity="100%" style:font-name="Goudy" fo:font-size="12pt" fo:language="en" fo:country="US" officeooo:rsid="005a2f97" officeooo:paragraph-rsid="005a2f97" style:letter-kerning="false" style:font-name-asian="Modern Antiqua1" style:font-size-asian="12pt" style:language-asian="zh" style:country-asian="CN" style:font-name-complex="Modern Antiqua1" style:font-size-complex="12pt" style:language-complex="hi" style:country-complex="IN"/>
    </style:style>
    <style:style style:name="P32" style:family="paragraph" style:parent-style-name="Heading_20_3">
      <style:text-properties fo:color="#3d85c6" loext:opacity="100%" style:font-name="Goudy" fo:font-size="12pt" fo:language="en" fo:country="US" officeooo:rsid="005a7d75" officeooo:paragraph-rsid="005a7d75"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988308" style:font-weight-asian="bold"/>
    </style:style>
    <style:style style:name="T3" style:family="text">
      <style:text-properties style:use-window-font-color="true" loext:opacity="0%" style:font-name="Times New Roman" fo:font-size="10pt" officeooo:rsid="004264a6" style:letter-kerning="false" style:font-name-asian="Spectral2" style:font-size-asian="10pt" style:language-asian="zh" style:country-asian="CN" style:font-name-complex="Spectral2" style:font-size-complex="10pt" style:language-complex="hi" style:country-complex="IN"/>
    </style:style>
    <style:style style:name="T4" style:family="text">
      <style:text-properties style:use-window-font-color="true" loext:opacity="0%" style:font-name="Times New Roman" fo:font-size="10pt" officeooo:rsid="0044629d" style:letter-kerning="false" style:font-name-asian="Spectral2" style:font-size-asian="10pt" style:language-asian="zh" style:country-asian="CN" style:font-name-complex="Spectral2" style:font-size-complex="10pt" style:language-complex="hi" style:country-complex="IN"/>
    </style:style>
    <style:style style:name="T5" style:family="text">
      <style:text-properties style:use-window-font-color="true" loext:opacity="0%" style:font-name="Times New Roman" fo:font-size="10pt" officeooo:rsid="0044a258" style:letter-kerning="false" style:font-name-asian="Spectral2" style:font-size-asian="10pt" style:language-asian="zh" style:country-asian="CN" style:font-name-complex="Spectral2" style:font-size-complex="10pt" style:language-complex="hi" style:country-complex="IN"/>
    </style:style>
    <style:style style:name="T6" style:family="text">
      <style:text-properties style:use-window-font-color="true" loext:opacity="0%" style:font-name="Times New Roman" fo:font-size="10pt" officeooo:rsid="0045d2b5" style:letter-kerning="false" style:font-name-asian="Spectral2" style:font-size-asian="10pt" style:language-asian="zh" style:country-asian="CN" style:font-name-complex="Spectral2" style:font-size-complex="10pt" style:language-complex="hi" style:country-complex="IN"/>
    </style:style>
    <style:style style:name="T7" style:family="text">
      <style:text-properties style:use-window-font-color="true" loext:opacity="0%" style:font-name="Times New Roman" fo:font-size="10pt" officeooo:rsid="0046f987" style:letter-kerning="false" style:font-name-asian="Spectral2" style:font-size-asian="10pt" style:language-asian="zh" style:country-asian="CN" style:font-name-complex="Spectral2" style:font-size-complex="10pt" style:language-complex="hi" style:country-complex="IN"/>
    </style:style>
    <style:style style:name="T8" style:family="text">
      <style:text-properties style:use-window-font-color="true" loext:opacity="0%" style:font-name="Times New Roman" fo:font-size="10pt" officeooo:rsid="005a2f97" style:letter-kerning="false" style:font-name-asian="Spectral2" style:font-size-asian="10pt" style:language-asian="zh" style:country-asian="CN" style:font-name-complex="Spectral2" style:font-size-complex="10pt" style:language-complex="hi" style:country-complex="IN"/>
    </style:style>
    <style:style style:name="T9" style:family="text">
      <style:text-properties style:use-window-font-color="true" loext:opacity="0%" style:font-name="Times New Roman" fo:font-size="10pt" fo:language="en" fo:country="US" fo:font-style="normal" fo:font-weight="normal" officeooo:rsid="00988308"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0" style:family="text">
      <style:text-properties style:use-window-font-color="true" loext:opacity="0%" style:font-name="Times New Roman" fo:font-size="10pt" fo:language="en" fo:country="US" fo:font-style="normal" fo:font-weight="normal" officeooo:rsid="0049e62f"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1" style:family="text">
      <style:text-properties style:use-window-font-color="true" loext:opacity="0%" style:font-name="Times New Roman" fo:font-size="10pt" fo:language="en" fo:country="US" fo:font-style="normal" fo:font-weight="normal" officeooo:rsid="004bedd2"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US" fo:font-style="normal" fo:font-weight="normal" officeooo:rsid="004f3c46"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US" fo:font-style="normal" fo:font-weight="normal" officeooo:rsid="005a2f97"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US" fo:font-style="normal" fo:font-weight="normal" officeooo:rsid="005a7d75"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US" fo:font-style="normal" fo:font-weight="bold" officeooo:rsid="00988308" style:letter-kerning="false" style:font-name-asian="Spectral2" style:font-size-asian="10pt" style:language-asian="zh" style:country-asian="CN" style:font-style-asian="normal" style:font-weight-asian="bold" style:font-name-complex="Spectral2"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font-weight="normal" officeooo:rsid="004264a6"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17" style:family="text">
      <style:text-properties style:use-window-font-color="true" loext:opacity="0%" style:font-name="Times New Roman" fo:font-size="10pt" fo:font-style="normal" fo:font-weight="normal" officeooo:rsid="00562c6f"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font-style="normal" fo:font-weight="normal" officeooo:rsid="0057231b"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19" style:family="text">
      <style:text-properties fo:language="en" fo:country="US" officeooo:rsid="005a2f97" style:letter-kerning="false" style:font-name-asian="Spectral2" style:font-size-asian="10pt" style:language-asian="zh" style:country-asian="CN" style:font-style-asian="normal" style:font-weight-asian="normal" style:font-name-complex="Spectral2" style:font-size-complex="10pt" style:language-complex="hi" style:country-complex="IN" style:font-style-complex="normal" style:font-weight-complex="normal"/>
    </style:style>
    <style:style style:name="T20" style:family="text">
      <style:text-properties officeooo:rsid="0044629d"/>
    </style:style>
    <style:style style:name="T21" style:family="text">
      <style:text-properties officeooo:rsid="0044a258"/>
    </style:style>
    <style:style style:name="T22" style:family="text">
      <style:text-properties officeooo:rsid="00459538"/>
    </style:style>
    <style:style style:name="T23" style:family="text">
      <style:text-properties officeooo:rsid="002f3baa"/>
    </style:style>
    <style:style style:name="T24" style:family="text">
      <style:text-properties officeooo:rsid="004f8627"/>
    </style:style>
    <style:style style:name="T25" style:family="text">
      <style:text-properties officeooo:rsid="00515430"/>
    </style:style>
    <style:style style:name="T26" style:family="text">
      <style:text-properties officeooo:rsid="0057231b"/>
    </style:style>
    <style:style style:name="T27" style:family="text">
      <style:text-properties officeooo:rsid="005830a5"/>
    </style:style>
    <style:style style:name="T28" style:family="text">
      <style:text-properties officeooo:rsid="005a2f97"/>
    </style:style>
    <style:style style:name="T29" style:family="text">
      <style:text-properties officeooo:rsid="0098830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harms</text:h>
      <text:h text:style-name="P3" text:outline-level="1"/>
      <text:section text:style-name="Sect1" text:name="Section1">
        <text:h text:style-name="P13" text:outline-level="2">Awareness</text:h>
        <text:h text:style-name="P4" text:outline-level="3">Sense-Riding Technique</text:h>
        <text:p text:style-name="P5"><text:span text:style-name="T1">Cost: </text:span><text:span text:style-name="T16">3m</text:span><text:line-break/><text:span text:style-name="T1">Type:</text:span> <text:span text:style-name="T8">Free</text:span><text:span text:style-name="T6">; </text:span><text:span text:style-name="T7">Scene</text:span><text:line-break/><text:span text:style-name="T1">Mins:</text:span> <text:span text:style-name="T3">Awareness </text:span><text:span text:style-name="T4">2, </text:span><text:span text:style-name="T5">(Element) 1</text:span></text:p>
        <text:p text:style-name="P6">Choose an <text:span text:style-name="T20">element, associated with a sense. </text:span><text:span text:style-name="T21">Three purchases of this charm will grant all effects, </text:span><text:span text:style-name="T22">and lower the cost to 1m.</text:span></text:p>
        <text:p text:style-name="P6"/>
        <text:p text:style-name="P7">For Earth, so long as you keep contact with the ground, you may feel any movement up to (Essence) miles away, though must make an associated Awareness roll to resolve and understand the tremor.</text:p>
        <text:p text:style-name="P9"/>
        <text:h text:style-name="P30" text:outline-level="10">Greater Charms</text:h>
        <text:h text:style-name="P17" text:outline-level="3">Echoes Caught in Stone</text:h>
        <text:p text:style-name="P12"><text:span text:style-name="T15">Cost: </text:span><text:span text:style-name="T12">8</text:span><text:span text:style-name="T11">m</text:span><text:span text:style-name="T9"><text:line-break/></text:span><text:span text:style-name="T15">Type: </text:span><text:span text:style-name="T12">Simple</text:span><text:span text:style-name="T9"><text:line-break/></text:span><text:span text:style-name="T15">Mins: </text:span><text:span text:style-name="T10">Earth </text:span><text:span text:style-name="T12">5</text:span><text:span text:style-name="T11">, </text:span><text:span text:style-name="T12">Awareness 5</text:span></text:p>
        <text:p text:style-name="P8">The walls listen, and at your touch they speak. </text:p>
        <text:p text:style-name="P8"/>
        <text:p text:style-name="P8">You perceive the past, as experienced by the stone or earth around you. Voices and movement can be felt of a specific scene are replayed <text:span text:style-name="T27">for the next few moments. An</text:span> Earth roll is needed to resolve understanding. <text:s/><text:span text:style-name="T24">Dice </text:span><text:span text:style-name="T25">p</text:span>enalties should be applied for anything that has happened longer than a year ago.</text:p>
        <text:h text:style-name="P14" text:outline-level="2">Earth</text:h>
        <text:h text:style-name="P16" text:outline-level="3">Thicker than Stone</text:h>
        <text:p text:style-name="P24"><text:span text:style-name="T15">Cost: </text:span><text:span text:style-name="T11">2m</text:span><text:span text:style-name="T9"><text:line-break/></text:span><text:span text:style-name="T15">Type: </text:span><text:span text:style-name="T10">Reflexive</text:span><text:span text:style-name="T9"><text:line-break/></text:span><text:span text:style-name="T15">Mins: </text:span><text:span text:style-name="T10">Earth </text:span><text:span text:style-name="T11">2, Integrity 2</text:span></text:p>
        <text:p text:style-name="P21">Your emotions and decisions are a bedrock, stabilizing not only yourself, but those around you.</text:p>
        <text:p text:style-name="P25"><text:span text:style-name="T17">When another is threatened by a Social Action, you may grant use of your Intimacies t</text:span><text:span text:style-name="T18">o them, allowing them to be used defensively.</text:span></text:p>
        <text:h text:style-name="P31" text:outline-level="3">Elemental Bolt Attack</text:h>
        <text:p text:style-name="P26"><text:span text:style-name="T15">Cost: </text:span><text:span text:style-name="T11">2m</text:span><text:span text:style-name="T9"><text:line-break/></text:span><text:span text:style-name="T15">Type: </text:span><text:span text:style-name="T13">Simple</text:span><text:span text:style-name="T9"><text:line-break/></text:span><text:span text:style-name="T15">Mins: </text:span><text:span text:style-name="T13">(Element) 2</text:span></text:p>
        <text:p text:style-name="P22"><text:span text:style-name="T26">Y</text:span>ou may make a ranged elemental attack, treating it as a Medium Ranged weapon.</text:p>
        <text:p text:style-name="P22">Earth grants the ability to either restrain or push a character away with force, at your choice, so long as this attack exceeds their Soak.</text:p>
        <text:h text:style-name="P32" text:outline-level="3">Tremors</text:h>
        <text:p text:style-name="P29"><text:span text:style-name="T15">Cost: </text:span><text:span text:style-name="T14">4m</text:span><text:span text:style-name="T9"><text:line-break/></text:span><text:span text:style-name="T15">Type: </text:span><text:span text:style-name="T14">Simple</text:span><text:span text:style-name="T9"><text:line-break/></text:span><text:span text:style-name="T15">Mins: </text:span><text:span text:style-name="T14">Earth 3</text:span></text:p>
        <text:p text:style-name="P23">Create an environmental earthquake, of at most two range bands in diameter, for 3 Rounds.</text:p>
        <text:p text:style-name="P23">To cross this area, characters must make an Althetics check vs. 3, even if they do not contact the ground. If they fail, they take 3 damage.</text:p>
        <text:h text:style-name="P30" text:outline-level="10">Greater Charms</text:h>
        <text:h text:style-name="P15" text:outline-level="3">Wound-Denying DragonFaith</text:h>
        <text:p text:style-name="P10"><text:span text:style-name="T15">Cost: </text:span><text:span text:style-name="T10">--</text:span><text:span text:style-name="T9"><text:line-break/></text:span><text:span text:style-name="T15">Type: </text:span><text:span text:style-name="T10">Reflexive; Scene</text:span><text:span text:style-name="T9"><text:line-break/></text:span><text:span text:style-name="T15">Mins: </text:span><text:span text:style-name="T10">Earth 4</text:span></text:p>
        <text:p text:style-name="P11"><text:span text:style-name="T23">N</text:span>othing may halt a Dragonblood that has started in motion.</text:p>
        <text:p text:style-name="P11">Once per Story (and then at a cost of one Strife), the Exalt’s motions cannot be stopped or halted by any means for the remainder of the scene. <text:s/>They declare one target, such as reaching a position, person, or completing a simple task. <text:s/>No bonds will hold them, nor any status halt them in their tracks. They may be forced to sleep, mired in muck, or have the fires of heaven raining down on them—yet their body will still continue its movements. <text:s/>Their body will even continue moving through death, holding on their Soul until the scene ends.</text:p>
        <text:h text:style-name="P31" text:outline-level="3">Falsehood Unearthing Attitude</text:h>
        <text:p text:style-name="P20"><text:span text:style-name="T2">Cost: </text:span><text:span text:style-name="T28">6m</text:span><text:span text:style-name="T29"><text:line-break/></text:span><text:span text:style-name="T2">Type: </text:span><text:span text:style-name="T28">Simple</text:span><text:span text:style-name="T29"><text:line-break/></text:span><text:span text:style-name="T2">Mins: </text:span>Earth 4</text:p>
        <text:p text:style-name="P22">You understand the bedrock upon which people stand on—and when that rock shakes and fails underneath them.</text:p>
        <text:p text:style-name="P22">Make an Earth Roll. Should it succeed the target’s Resolve, you become aware of an intimacy, secret, or concept that the target would be willing to betray their own typical morals for.</text:p>
        <text:p text:style-name="P22"/>
        <text:h text:style-name="P31" text:outline-level="3">Impossible Strength</text:h>
        <text:p text:style-name="P27"><text:span text:style-name="T2">Cost: --</text:span><text:span text:style-name="T29"><text:line-break/></text:span><text:span text:style-name="T2">Type: </text:span><text:span text:style-name="T28">Permanent</text:span><text:span text:style-name="T29"><text:line-break/></text:span><text:span text:style-name="T2">Mins: </text:span>Earth 4</text:p>
        <text:p text:style-name="P28"><text:span text:style-name="T19">So long as you are in contact with natural stone (which exceeds your body mass at least 2x), you may heave, heft, throw, tow, or otherwise perform Feats of Strength at 10x your normal capacity.</text:span></text:p>
        <text:p text:style-name="P2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06T22:12:55.822000000</dc:date>
    <meta:editing-cycles>66</meta:editing-cycles>
    <dc:title>Charms</dc:title>
    <meta:editing-duration>PT3H33M39S</meta:editing-duration>
    <meta:generator>LibreOffice/7.1.1.2$Windows_X86_64 LibreOffice_project/fe0b08f4af1bacafe4c7ecc87ce55bb426164676</meta:generator>
    <dc:creator>Samuel Smith</dc:creator>
    <meta:document-statistic meta:table-count="0" meta:image-count="0" meta:object-count="0" meta:page-count="2" meta:paragraph-count="40" meta:word-count="526" meta:character-count="2983" meta:non-whitespace-character-count="2494"/>
  </office:meta>
</office:document-meta>
</file>